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15c85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11" style:family="paragraph" style:parent-style-name="Text_20_body">
      <style:paragraph-properties fo:text-align="justify" style:justify-single-word="false"/>
      <style:text-properties officeooo:rsid="00a54b04" officeooo:paragraph-rsid="00a54b04"/>
    </style:style>
    <style:style style:name="P12" style:family="paragraph" style:parent-style-name="Text_20_body">
      <style:paragraph-properties fo:text-align="justify" style:justify-single-word="false"/>
      <style:text-properties officeooo:rsid="00a679ba" officeooo:paragraph-rsid="00a679ba"/>
    </style:style>
    <style:style style:name="P13" style:family="paragraph" style:parent-style-name="Text_20_body">
      <style:text-properties officeooo:rsid="00a80a33" officeooo:paragraph-rsid="00a80a33"/>
    </style:style>
    <style:style style:name="P14" style:family="paragraph" style:parent-style-name="Text_20_body">
      <style:text-properties officeooo:paragraph-rsid="00a80a33"/>
    </style:style>
    <style:style style:name="P15" style:family="paragraph" style:parent-style-name="Text_20_body">
      <style:text-properties fo:language="en" fo:country="US" officeooo:rsid="00a80a33" officeooo:paragraph-rsid="00a80a33"/>
    </style:style>
    <style:style style:name="P16" style:family="paragraph" style:parent-style-name="Text_20_body">
      <style:text-properties fo:language="ru" fo:country="RU" officeooo:rsid="00a80a33" officeooo:paragraph-rsid="00a80a33"/>
    </style:style>
    <style:style style:name="P17" style:family="paragraph" style:parent-style-name="Text_20_body">
      <style:text-properties fo:language="ru" fo:country="RU" officeooo:rsid="00a961b9" officeooo:paragraph-rsid="00a80a33"/>
    </style:style>
    <style:style style:name="P18" style:family="paragraph" style:parent-style-name="Text_20_body">
      <style:text-properties fo:language="ru" fo:country="RU" officeooo:rsid="00ab182b" officeooo:paragraph-rsid="00a80a33"/>
    </style:style>
    <style:style style:name="P19" style:family="paragraph" style:parent-style-name="Text_20_body">
      <style:text-properties fo:language="ru" fo:country="RU" officeooo:rsid="00ac7f8f" officeooo:paragraph-rsid="00a80a33"/>
    </style:style>
    <style:style style:name="P20" style:family="paragraph" style:parent-style-name="Text_20_body">
      <style:text-properties fo:language="ru" fo:country="RU" officeooo:rsid="00ae626d" officeooo:paragraph-rsid="00a80a33"/>
    </style:style>
    <style:style style:name="P21" style:family="paragraph" style:parent-style-name="Text_20_body">
      <style:text-properties fo:language="ru" fo:country="RU" officeooo:rsid="00afa8d8" officeooo:paragraph-rsid="00afa8d8"/>
    </style:style>
    <style:style style:name="P22" style:family="paragraph" style:parent-style-name="Text_20_body">
      <style:text-properties officeooo:rsid="00c6eb26" officeooo:paragraph-rsid="00c6eb26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paragraph-rsid="00cf93c5"/>
    </style:style>
    <style:style style:name="P25" style:family="paragraph" style:parent-style-name="Heading_20_2">
      <style:text-properties fo:language="en" fo:country="US" officeooo:rsid="00a679ba" officeooo:paragraph-rsid="00a80a33"/>
    </style:style>
    <style:style style:name="P26" style:family="paragraph" style:parent-style-name="Heading_20_2">
      <style:text-properties style:font-name="DejaVu Serif1" fo:font-size="12pt" fo:language="ru" fo:country="RU" fo:font-weight="normal" officeooo:rsid="00ce6ac6" officeooo:paragraph-rsid="00cf93c5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Heading_20_2">
      <style:text-properties officeooo:rsid="00d28aaf" officeooo:paragraph-rsid="00d28aaf"/>
    </style:style>
    <style:style style:name="P28" style:family="paragraph" style:parent-style-name="Heading_20_2">
      <style:text-properties officeooo:paragraph-rsid="00d686bd"/>
    </style:style>
    <style:style style:name="P29" style:family="paragraph" style:parent-style-name="Heading_20_2" style:list-style-name="">
      <style:text-properties officeooo:paragraph-rsid="00d09a55"/>
    </style:style>
    <style:style style:name="P30" style:family="paragraph" style:parent-style-name="Heading_20_2" style:master-page-name="Standard">
      <style:paragraph-properties style:page-number="auto"/>
      <style:text-properties officeooo:paragraph-rsid="00d686bd"/>
    </style:style>
    <style:style style:name="P31" style:family="paragraph" style:parent-style-name="Heading_20_2">
      <style:paragraph-properties fo:break-before="page"/>
      <style:text-properties officeooo:paragraph-rsid="00d686bd"/>
    </style:style>
    <style:style style:name="P32" style:family="paragraph" style:parent-style-name="Heading_20_2">
      <style:paragraph-properties fo:break-before="page"/>
      <style:text-properties officeooo:paragraph-rsid="00d09a55"/>
    </style:style>
    <style:style style:name="P33" style:family="paragraph" style:parent-style-name="Table_20_Contents">
      <style:paragraph-properties fo:margin-top="0cm" fo:margin-bottom="0.499cm" style:contextual-spacing="false"/>
    </style:style>
    <style:style style:name="P34" style:family="paragraph" style:parent-style-name="Table_20_Contents">
      <style:paragraph-properties fo:margin-top="0cm" fo:margin-bottom="0.499cm" style:contextual-spacing="false"/>
      <style:text-properties officeooo:rsid="00d4fbbb" officeooo:paragraph-rsid="00d4fbbb"/>
    </style:style>
    <style:style style:name="P35" style:family="paragraph" style:parent-style-name="Table_20_Contents">
      <style:paragraph-properties fo:margin-top="0cm" fo:margin-bottom="0.499cm" style:contextual-spacing="false"/>
      <style:text-properties officeooo:rsid="00d4fbbb" officeooo:paragraph-rsid="00d686bd"/>
    </style:style>
    <style:style style:name="P36" style:family="paragraph" style:parent-style-name="Table_20_Contents">
      <style:paragraph-properties fo:margin-top="0cm" fo:margin-bottom="0.499cm" style:contextual-spacing="false"/>
      <style:text-properties officeooo:paragraph-rsid="00ca144c"/>
    </style:style>
    <style:style style:name="P37" style:family="paragraph" style:parent-style-name="Table_20_Contents">
      <style:paragraph-properties fo:margin-top="0cm" fo:margin-bottom="0.499cm" style:contextual-spacing="false"/>
      <style:text-properties style:font-name="DejaVu Serif1" officeooo:paragraph-rsid="00ca144c"/>
    </style:style>
    <style:style style:name="P38" style:family="paragraph" style:parent-style-name="Table_20_Contents">
      <style:paragraph-properties fo:margin-top="0cm" fo:margin-bottom="0.499cm" style:contextual-spacing="false"/>
      <style:text-properties officeooo:paragraph-rsid="00d686bd"/>
    </style:style>
    <style:style style:name="P39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40" style:family="paragraph" style:parent-style-name="Text_20_body" style:list-style-name="L1">
      <style:paragraph-properties fo:text-align="justify" style:justify-single-word="false"/>
      <style:text-properties officeooo:rsid="00a679ba" officeooo:paragraph-rsid="00a679ba"/>
    </style:style>
    <style:style style:name="P41" style:family="paragraph" style:parent-style-name="Text_20_body">
      <style:paragraph-properties fo:text-align="justify" style:justify-single-word="false"/>
      <style:text-properties fo:language="ru" fo:country="RU" officeooo:rsid="00a679ba" officeooo:paragraph-rsid="00a679ba"/>
    </style:style>
    <style:style style:name="P42" style:family="paragraph" style:parent-style-name="Text_20_body" style:list-style-name="L4">
      <style:text-properties fo:language="ru" fo:country="RU" fo:font-weight="normal" officeooo:rsid="00b9727d" officeooo:paragraph-rsid="00cf93c5" style:font-weight-asian="normal" style:font-weight-complex="normal"/>
    </style:style>
    <style:style style:name="P43" style:family="paragraph" style:parent-style-name="Text_20_body" style:list-style-name="L4">
      <style:text-properties fo:language="ru" fo:country="RU" fo:font-weight="normal" officeooo:rsid="00b9727d" officeooo:paragraph-rsid="00d686bd" style:font-weight-asian="normal" style:font-weight-complex="normal"/>
    </style:style>
    <style:style style:name="P44" style:family="paragraph" style:parent-style-name="Text_20_body" style:list-style-name="L4">
      <style:text-properties fo:language="ru" fo:country="RU" fo:font-weight="normal" officeooo:rsid="00b7b6ef" officeooo:paragraph-rsid="00cf93c5" style:font-weight-asian="normal" style:font-weight-complex="normal"/>
    </style:style>
    <style:style style:name="P45" style:family="paragraph" style:parent-style-name="Text_20_body" style:list-style-name="L4">
      <style:text-properties fo:language="ru" fo:country="RU" fo:font-weight="normal" officeooo:rsid="00b7b6ef" officeooo:paragraph-rsid="00d686bd" style:font-weight-asian="normal" style:font-weight-complex="normal"/>
    </style:style>
    <style:style style:name="P46" style:family="paragraph" style:parent-style-name="Text_20_body" style:list-style-name="L4">
      <style:text-properties fo:language="ru" fo:country="RU" fo:font-weight="normal" officeooo:rsid="00b97ce3" officeooo:paragraph-rsid="00cf93c5" style:font-weight-asian="normal" style:font-weight-complex="normal"/>
    </style:style>
    <style:style style:name="P47" style:family="paragraph" style:parent-style-name="Text_20_body" style:list-style-name="L4">
      <style:text-properties fo:language="ru" fo:country="RU" fo:font-weight="normal" officeooo:rsid="00b97ce3" officeooo:paragraph-rsid="00d686bd" style:font-weight-asian="normal" style:font-weight-complex="normal"/>
    </style:style>
    <style:style style:name="P48" style:family="paragraph" style:parent-style-name="Text_20_body" style:list-style-name="L5">
      <style:text-properties fo:language="ru" fo:country="RU" fo:font-weight="normal" officeooo:rsid="00b5d901" officeooo:paragraph-rsid="00b5d901" style:font-weight-asian="normal" style:font-weight-complex="normal"/>
    </style:style>
    <style:style style:name="P49" style:family="paragraph" style:parent-style-name="Text_20_body" style:list-style-name="L4">
      <style:text-properties fo:language="ru" fo:country="RU" fo:font-weight="normal" officeooo:rsid="00b5d901" officeooo:paragraph-rsid="00d09a55" style:font-weight-asian="normal" style:font-weight-complex="normal"/>
    </style:style>
    <style:style style:name="P50" style:family="paragraph" style:parent-style-name="Text_20_body" style:list-style-name="L5">
      <style:text-properties fo:language="ru" fo:country="RU" fo:font-weight="normal" officeooo:rsid="00bde02a" officeooo:paragraph-rsid="00bde02a" style:font-weight-asian="normal" style:font-weight-complex="normal"/>
    </style:style>
    <style:style style:name="P51" style:family="paragraph" style:parent-style-name="Text_20_body" style:list-style-name="L4">
      <style:text-properties fo:language="ru" fo:country="RU" fo:font-weight="normal" officeooo:rsid="00bde02a" officeooo:paragraph-rsid="00d09a55" style:font-weight-asian="normal" style:font-weight-complex="normal"/>
    </style:style>
    <style:style style:name="P52" style:family="paragraph" style:parent-style-name="Text_20_body" style:list-style-name="L5">
      <style:text-properties fo:language="ru" fo:country="RU" fo:font-weight="normal" officeooo:rsid="00bf695e" officeooo:paragraph-rsid="00bf695e" style:font-weight-asian="normal" style:font-weight-complex="normal"/>
    </style:style>
    <style:style style:name="P53" style:family="paragraph" style:parent-style-name="Text_20_body" style:list-style-name="L4">
      <style:text-properties fo:language="ru" fo:country="RU" fo:font-weight="normal" officeooo:rsid="00bf695e" officeooo:paragraph-rsid="00d09a55" style:font-weight-asian="normal" style:font-weight-complex="normal"/>
    </style:style>
    <style:style style:name="P54" style:family="paragraph" style:parent-style-name="Text_20_body" style:list-style-name="L5">
      <style:text-properties fo:language="ru" fo:country="RU" fo:font-weight="normal" officeooo:rsid="00c286e1" officeooo:paragraph-rsid="00c286e1" style:font-weight-asian="normal" style:font-weight-complex="normal"/>
    </style:style>
    <style:style style:name="P55" style:family="paragraph" style:parent-style-name="Text_20_body" style:list-style-name="L4">
      <style:text-properties fo:language="ru" fo:country="RU" fo:font-weight="normal" officeooo:rsid="00c286e1" officeooo:paragraph-rsid="00d09a55" style:font-weight-asian="normal" style:font-weight-complex="normal"/>
    </style:style>
    <style:style style:name="P56" style:family="paragraph" style:parent-style-name="Text_20_body" style:list-style-name="L5">
      <style:text-properties fo:language="ru" fo:country="RU" fo:font-weight="normal" officeooo:rsid="00c4f5c9" officeooo:paragraph-rsid="00c4f5c9" style:font-weight-asian="normal" style:font-weight-complex="normal"/>
    </style:style>
    <style:style style:name="P57" style:family="paragraph" style:parent-style-name="Text_20_body" style:list-style-name="L4">
      <style:text-properties fo:language="ru" fo:country="RU" fo:font-weight="normal" officeooo:rsid="00c4f5c9" officeooo:paragraph-rsid="00d09a55" style:font-weight-asian="normal" style:font-weight-complex="normal"/>
    </style:style>
    <style:style style:name="P58" style:family="paragraph" style:parent-style-name="Text_20_body" style:list-style-name="L4">
      <style:text-properties fo:language="ru" fo:country="RU" fo:font-weight="normal" officeooo:rsid="00b9e627" officeooo:paragraph-rsid="00cf93c5" style:font-weight-asian="normal" style:font-weight-complex="normal"/>
    </style:style>
    <style:style style:name="P59" style:family="paragraph" style:parent-style-name="Text_20_body" style:list-style-name="L4">
      <style:text-properties fo:language="ru" fo:country="RU" fo:font-weight="normal" officeooo:rsid="00b9e627" officeooo:paragraph-rsid="00d686bd" style:font-weight-asian="normal" style:font-weight-complex="normal"/>
    </style:style>
    <style:style style:name="P60" style:family="paragraph" style:parent-style-name="Text_20_body" style:list-style-name="L5">
      <style:text-properties fo:language="ru" fo:country="RU" officeooo:rsid="00b5d901" officeooo:paragraph-rsid="00b5d901"/>
    </style:style>
    <style:style style:name="P61" style:family="paragraph" style:parent-style-name="Text_20_body" style:list-style-name="L4">
      <style:text-properties fo:language="ru" fo:country="RU" officeooo:rsid="00b5d901" officeooo:paragraph-rsid="00d09a55"/>
    </style:style>
    <style:style style:name="P62" style:family="paragraph" style:parent-style-name="Text_20_body" style:list-style-name="L2">
      <style:text-properties officeooo:paragraph-rsid="00d686bd"/>
    </style:style>
    <style:style style:name="P63" style:family="paragraph" style:parent-style-name="Text_20_body" style:list-style-name="L3">
      <style:text-properties style:font-name="DejaVu Serif1" fo:font-size="12pt" style:font-name-asian="Times New Roman" style:font-size-asian="12pt" style:font-name-complex="Times New Roman" style:font-size-complex="12pt"/>
    </style:style>
    <style:style style:name="P64" style:family="paragraph" style:parent-style-name="Text_20_body" style:list-style-name="L6">
      <style:text-properties style:font-name="DejaVu Serif1" fo:font-size="12pt" officeooo:paragraph-rsid="00d686bd" style:font-name-asian="Times New Roman" style:font-size-asian="12pt" style:font-name-complex="Times New Roman" style:font-size-complex="12pt"/>
    </style:style>
    <style:style style:name="P65" style:family="paragraph" style:parent-style-name="Text_20_body" style:list-style-name="L4">
      <style:text-properties style:font-name="DejaVu Serif1" fo:font-size="12pt" fo:language="ru" fo:country="RU" fo:font-weight="normal" officeooo:rsid="00b9e627" officeooo:paragraph-rsid="00cf93c5" style:font-size-asian="12pt" style:font-weight-asian="normal" style:font-size-complex="12pt" style:font-weight-complex="normal"/>
    </style:style>
    <style:style style:name="P66" style:family="paragraph" style:parent-style-name="Text_20_body" style:list-style-name="L4">
      <style:text-properties style:font-name="DejaVu Serif1" fo:font-size="12pt" fo:language="ru" fo:country="RU" fo:font-weight="normal" officeooo:rsid="00b9e627" officeooo:paragraph-rsid="00d686bd" style:font-size-asian="12pt" style:font-weight-asian="normal" style:font-size-complex="12pt" style:font-weight-complex="normal"/>
    </style:style>
    <style:style style:name="P67" style:family="paragraph" style:parent-style-name="Text_20_body" style:list-style-name="L4">
      <style:text-properties style:font-name="DejaVu Serif1" fo:font-size="12pt" fo:language="ru" fo:country="RU" fo:font-weight="normal" officeooo:rsid="00ba9bde" officeooo:paragraph-rsid="00cf93c5" style:font-size-asian="12pt" style:font-weight-asian="normal" style:font-size-complex="12pt" style:font-weight-complex="normal"/>
    </style:style>
    <style:style style:name="P68" style:family="paragraph" style:parent-style-name="Text_20_body" style:list-style-name="L4">
      <style:text-properties style:font-name="DejaVu Serif1" fo:font-size="12pt" fo:language="ru" fo:country="RU" fo:font-weight="normal" officeooo:rsid="00ba9bde" officeooo:paragraph-rsid="00d686bd" style:font-size-asian="12pt" style:font-weight-asian="normal" style:font-size-complex="12pt" style:font-weight-complex="normal"/>
    </style:style>
    <style:style style:name="P69" style:family="paragraph" style:parent-style-name="Text_20_body" style:list-style-name="L4">
      <style:text-properties style:font-name="DejaVu Serif1" fo:font-size="12pt" fo:language="ru" fo:country="RU" fo:font-weight="normal" officeooo:rsid="00bc64e7" officeooo:paragraph-rsid="00cf93c5" style:font-size-asian="12pt" style:font-weight-asian="normal" style:font-size-complex="12pt" style:font-weight-complex="normal"/>
    </style:style>
    <style:style style:name="P70" style:family="paragraph" style:parent-style-name="Text_20_body" style:list-style-name="L4">
      <style:text-properties style:font-name="DejaVu Serif1" fo:font-size="12pt" fo:language="ru" fo:country="RU" fo:font-weight="normal" officeooo:rsid="00bc64e7" officeooo:paragraph-rsid="00d686bd" style:font-size-asian="12pt" style:font-weight-asian="normal" style:font-size-complex="12pt" style:font-weight-complex="normal"/>
    </style:style>
    <style:style style:name="P71" style:family="paragraph" style:parent-style-name="Text_20_body" style:list-style-name="L4">
      <style:text-properties style:font-name="DejaVu Serif1" fo:font-size="12pt" fo:language="ru" fo:country="RU" fo:font-weight="normal" officeooo:rsid="00ce6ac6" officeooo:paragraph-rsid="00d686bd" style:font-name-asian="Times New Roman" style:font-size-asian="12pt" style:font-weight-asian="normal" style:font-name-complex="Times New Roman" style:font-size-complex="12pt" style:font-weight-complex="normal"/>
    </style:style>
    <style:style style:name="P72" style:family="paragraph" style:parent-style-name="Text_20_body">
      <style:text-properties style:font-name="DejaVu Serif1" officeooo:paragraph-rsid="00d686bd"/>
    </style:style>
    <style:style style:name="P73" style:family="paragraph" style:parent-style-name="Text_20_body" style:list-style-name="L4">
      <style:text-properties officeooo:paragraph-rsid="00cf93c5"/>
    </style:style>
    <style:style style:name="P74" style:family="paragraph" style:parent-style-name="Text_20_body" style:list-style-name="L4">
      <style:text-properties officeooo:paragraph-rsid="00d09a55"/>
    </style:style>
    <style:style style:name="P75" style:family="paragraph" style:parent-style-name="Text_20_body" style:list-style-name="L4">
      <style:text-properties officeooo:paragraph-rsid="00d686bd"/>
    </style:style>
    <style:style style:name="P76" style:family="paragraph" style:parent-style-name="Text_20_body" style:list-style-name="L4">
      <style:text-properties fo:font-weight="normal" officeooo:rsid="00b7b6ef" officeooo:paragraph-rsid="00cf93c5" style:font-weight-asian="normal" style:font-weight-complex="normal"/>
    </style:style>
    <style:style style:name="P77" style:family="paragraph" style:parent-style-name="Text_20_body" style:list-style-name="L4">
      <style:text-properties fo:font-weight="normal" officeooo:rsid="00b7b6ef" officeooo:paragraph-rsid="00d686bd" style:font-weight-asian="normal" style:font-weight-complex="normal"/>
    </style:style>
    <style:style style:name="P78" style:family="paragraph" style:parent-style-name="Text_20_body" style:list-style-name="L4">
      <style:text-properties fo:font-weight="normal" officeooo:rsid="00b7e9ba" officeooo:paragraph-rsid="00cf93c5" style:font-weight-asian="normal" style:font-weight-complex="normal"/>
    </style:style>
    <style:style style:name="P79" style:family="paragraph" style:parent-style-name="Text_20_body" style:list-style-name="L4">
      <style:text-properties fo:font-weight="normal" officeooo:rsid="00b7e9ba" officeooo:paragraph-rsid="00d686bd" style:font-weight-asian="normal" style:font-weight-complex="normal"/>
    </style:style>
    <style:style style:name="P80" style:family="paragraph" style:parent-style-name="Text_20_body" style:list-style-name="L4">
      <style:text-properties fo:font-weight="normal" officeooo:rsid="00b8fe92" officeooo:paragraph-rsid="00cf93c5" style:font-weight-asian="normal" style:font-weight-complex="normal"/>
    </style:style>
    <style:style style:name="P81" style:family="paragraph" style:parent-style-name="Text_20_body" style:list-style-name="L4">
      <style:text-properties fo:font-weight="normal" officeooo:rsid="00b8fe92" officeooo:paragraph-rsid="00d686bd" style:font-weight-asian="normal" style:font-weight-complex="normal"/>
    </style:style>
    <style:style style:name="P82" style:family="paragraph" style:parent-style-name="Text_20_body" style:list-style-name="L4">
      <style:text-properties fo:font-weight="normal" officeooo:rsid="00b9727d" officeooo:paragraph-rsid="00cf93c5" style:font-weight-asian="normal" style:font-weight-complex="normal"/>
    </style:style>
    <style:style style:name="P83" style:family="paragraph" style:parent-style-name="Text_20_body" style:list-style-name="L4">
      <style:text-properties fo:font-weight="normal" officeooo:rsid="00b9727d" officeooo:paragraph-rsid="00d686bd" style:font-weight-asian="normal" style:font-weight-complex="normal"/>
    </style:style>
    <style:style style:name="P84" style:family="paragraph" style:parent-style-name="Text_20_body" style:list-style-name="L4">
      <style:text-properties fo:font-weight="normal" officeooo:rsid="00b97ce3" officeooo:paragraph-rsid="00cf93c5" style:font-weight-asian="normal" style:font-weight-complex="normal"/>
    </style:style>
    <style:style style:name="P85" style:family="paragraph" style:parent-style-name="Text_20_body" style:list-style-name="L4">
      <style:text-properties fo:font-weight="normal" officeooo:rsid="00b97ce3" officeooo:paragraph-rsid="00d686bd" style:font-weight-asian="normal" style:font-weight-complex="normal"/>
    </style:style>
    <style:style style:name="P86" style:family="paragraph" style:parent-style-name="Text_20_body" style:list-style-name="L4">
      <style:text-properties officeooo:rsid="00b8fe92" officeooo:paragraph-rsid="00cf93c5"/>
    </style:style>
    <style:style style:name="P87" style:family="paragraph" style:parent-style-name="Text_20_body" style:list-style-name="L4">
      <style:text-properties officeooo:rsid="00b8fe92" officeooo:paragraph-rsid="00d686bd"/>
    </style:style>
    <style:style style:name="P88" style:family="paragraph" style:parent-style-name="Text_20_body" style:list-style-name="L4">
      <style:text-properties style:font-name="DejaVu Sans Mono1" fo:font-size="10pt" fo:language="ru" fo:country="RU" fo:font-weight="normal" officeooo:rsid="00b9e627" officeooo:paragraph-rsid="00cf93c5" style:font-size-asian="10pt" style:font-weight-asian="normal" style:font-size-complex="10pt" style:font-weight-complex="normal"/>
    </style:style>
    <style:style style:name="P89" style:family="paragraph" style:parent-style-name="Text_20_body" style:list-style-name="L4">
      <style:text-properties style:font-name="DejaVu Sans Mono1" fo:font-size="10pt" fo:language="ru" fo:country="RU" fo:font-weight="normal" officeooo:rsid="00b9e627" officeooo:paragraph-rsid="00d686bd" style:font-size-asian="10pt" style:font-weight-asian="normal" style:font-size-complex="10pt" style:font-weight-complex="normal"/>
    </style:style>
    <style:style style:name="P90" style:family="paragraph" style:parent-style-name="Text_20_body" style:list-style-name="L4">
      <style:text-properties style:font-name="DejaVu Sans Mono1" fo:font-size="10pt" fo:language="en" fo:country="US" fo:font-weight="normal" officeooo:rsid="00b9e627" officeooo:paragraph-rsid="00cf93c5" style:font-size-asian="10pt" style:font-weight-asian="normal" style:font-size-complex="10pt" style:font-weight-complex="normal"/>
    </style:style>
    <style:style style:name="P91" style:family="paragraph" style:parent-style-name="Text_20_body" style:list-style-name="L4">
      <style:text-properties style:font-name="DejaVu Sans Mono1" fo:font-size="10pt" fo:language="en" fo:country="US" fo:font-weight="normal" officeooo:rsid="00b9e627" officeooo:paragraph-rsid="00d686bd" style:font-size-asian="10pt" style:font-weight-asian="normal" style:font-size-complex="10pt" style:font-weight-complex="normal"/>
    </style:style>
    <style:style style:name="P92" style:family="paragraph" style:parent-style-name="Text_20_body" style:list-style-name="L5"/>
    <style:style style:name="P93" style:family="paragraph" style:parent-style-name="Text_20_body" style:list-style-name="L5">
      <style:text-properties officeooo:paragraph-rsid="00b5d901"/>
    </style:style>
    <style:style style:name="P94" style:family="paragraph" style:parent-style-name="Text_20_body">
      <style:text-properties officeooo:rsid="00c6eb26" officeooo:paragraph-rsid="00c6eb26"/>
    </style:style>
    <style:style style:name="P95" style:family="paragraph" style:parent-style-name="Text_20_body">
      <style:text-properties officeooo:rsid="00d3b96a" officeooo:paragraph-rsid="00d3b96a"/>
    </style:style>
    <style:style style:name="P96" style:family="paragraph" style:parent-style-name="Text_20_body" style:list-style-name="L2">
      <style:paragraph-properties fo:margin-top="0cm" fo:margin-bottom="0.499cm" style:contextual-spacing="false"/>
      <style:text-properties officeooo:paragraph-rsid="00cb45a4"/>
    </style:style>
    <style:style style:name="P97" style:family="paragraph" style:parent-style-name="Text_20_body" style:list-style-name="L2">
      <style:paragraph-properties fo:margin-top="0cm" fo:margin-bottom="0.499cm" style:contextual-spacing="false"/>
      <style:text-properties officeooo:paragraph-rsid="00d686bd"/>
    </style:style>
    <style:style style:name="P9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  <style:text-properties officeooo:paragraph-rsid="00d686bd"/>
    </style:style>
    <style:style style:name="P10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  <style:text-properties officeooo:paragraph-rsid="00d686bd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a26698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c6eb26"/>
    </style:style>
    <style:style style:name="T10" style:family="text">
      <style:text-properties officeooo:rsid="0036611f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a80a33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a80a33" style:font-weight-asian="bold" style:font-weight-complex="bold"/>
    </style:style>
    <style:style style:name="T15" style:family="text">
      <style:text-properties fo:language="ru" fo:country="RU" fo:font-weight="bold" officeooo:rsid="00b5d901" style:font-weight-asian="bold" style:font-weight-complex="bold"/>
    </style:style>
    <style:style style:name="T16" style:family="text">
      <style:text-properties fo:language="ru" fo:country="RU" officeooo:rsid="00a961b9"/>
    </style:style>
    <style:style style:name="T17" style:family="text">
      <style:text-properties fo:language="ru" fo:country="RU" officeooo:rsid="00ab182b"/>
    </style:style>
    <style:style style:name="T18" style:family="text">
      <style:text-properties fo:language="ru" fo:country="RU" officeooo:rsid="00ac7f8f"/>
    </style:style>
    <style:style style:name="T19" style:family="text">
      <style:text-properties fo:language="ru" fo:country="RU" officeooo:rsid="00ae626d"/>
    </style:style>
    <style:style style:name="T20" style:family="text">
      <style:text-properties fo:language="ru" fo:country="RU" officeooo:rsid="00afa8d8"/>
    </style:style>
    <style:style style:name="T21" style:family="text">
      <style:text-properties fo:language="ru" fo:country="RU" officeooo:rsid="00b4a418"/>
    </style:style>
    <style:style style:name="T22" style:family="text">
      <style:text-properties fo:language="ru" fo:country="RU" officeooo:rsid="00b5b4f2"/>
    </style:style>
    <style:style style:name="T23" style:family="text">
      <style:text-properties fo:language="ru" fo:country="RU" officeooo:rsid="00b5d901"/>
    </style:style>
    <style:style style:name="T24" style:family="text">
      <style:text-properties fo:language="ru" fo:country="RU" fo:font-weight="normal" officeooo:rsid="00b7b6ef" style:font-weight-asian="normal" style:font-weight-complex="normal"/>
    </style:style>
    <style:style style:name="T25" style:family="text">
      <style:text-properties fo:language="ru" fo:country="RU" fo:font-weight="normal" officeooo:rsid="00b9727d" style:font-weight-asian="normal" style:font-weight-complex="normal"/>
    </style:style>
    <style:style style:name="T26" style:family="text">
      <style:text-properties fo:language="ru" fo:country="RU" officeooo:rsid="00ca144c"/>
    </style:style>
    <style:style style:name="T27" style:family="text">
      <style:text-properties fo:language="ru" fo:country="RU" officeooo:rsid="00d28aaf"/>
    </style:style>
    <style:style style:name="T28" style:family="text">
      <style:text-properties fo:font-weight="bold" officeooo:rsid="00b7b6ef" style:font-weight-asian="bold" style:font-weight-complex="bold"/>
    </style:style>
    <style:style style:name="T29" style:family="text">
      <style:text-properties officeooo:rsid="00ac7f8f"/>
    </style:style>
    <style:style style:name="T30" style:family="text">
      <style:text-properties officeooo:rsid="00b7b6e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b8fe92" style:font-weight-asian="normal" style:font-weight-complex="normal"/>
    </style:style>
    <style:style style:name="T33" style:family="text">
      <style:text-properties fo:font-weight="normal" officeooo:rsid="00b9727d" style:font-weight-asian="normal" style:font-weight-complex="normal"/>
    </style:style>
    <style:style style:name="T34" style:family="text">
      <style:text-properties fo:font-weight="normal" officeooo:rsid="00b7b6ef" style:font-weight-asian="normal" style:font-weight-complex="normal"/>
    </style:style>
    <style:style style:name="T35" style:family="text">
      <style:text-properties fo:font-size="12pt" style:font-name-asian="Times New Roman" style:font-size-asian="12pt" style:font-name-complex="Times New Roman" style:font-size-complex="12pt"/>
    </style:style>
    <style:style style:name="T36" style:family="text">
      <style:text-properties fo:font-size="12pt" officeooo:rsid="00ce3ae5" style:font-name-asian="Times New Roman" style:font-size-asian="12pt" style:font-name-complex="Times New Roman" style:font-size-complex="12pt"/>
    </style:style>
    <style:style style:name="T37" style:family="text">
      <style:text-properties fo:font-size="12pt" officeooo:rsid="00ce6ac6" style:font-name-asian="Times New Roman" style:font-size-asian="12pt" style:font-name-complex="Times New Roman" style:font-size-complex="12pt"/>
    </style:style>
    <style:style style:name="T38" style:family="text">
      <style:text-properties fo:font-size="12pt" fo:language="en" fo:country="US" officeooo:rsid="00ce6ac6" style:font-name-asian="Times New Roman" style:font-size-asian="12pt" style:font-name-complex="Times New Roman" style:font-size-complex="12pt"/>
    </style:style>
    <style:style style:name="T39" style:family="text">
      <style:text-properties style:font-name="DejaVu Sans Mono1" fo:font-size="10pt" style:font-size-asian="10pt" style:font-size-complex="10pt"/>
    </style:style>
    <style:style style:name="T40" style:family="text">
      <style:text-properties style:font-name="DejaVu Sans Mono1" fo:font-size="10pt" officeooo:rsid="00bc64e7" style:font-size-asian="10pt" style:font-size-complex="10pt"/>
    </style:style>
    <style:style style:name="T41" style:family="text">
      <style:text-properties style:font-name="DejaVu Sans Mono1" fo:font-size="10pt" officeooo:rsid="00c05bb3" style:font-size-asian="10pt" style:font-size-complex="10pt"/>
    </style:style>
    <style:style style:name="T42" style:family="text">
      <style:text-properties style:font-name="DejaVu Sans Mono1" fo:font-size="10pt" fo:language="en" fo:country="US" officeooo:rsid="00b9e627" style:font-size-asian="10pt" style:font-size-complex="10pt"/>
    </style:style>
    <style:style style:name="T43" style:family="text">
      <style:text-properties officeooo:rsid="00bc64e7"/>
    </style:style>
    <style:style style:name="T44" style:family="text">
      <style:text-properties officeooo:rsid="00bd17e9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0b9727d" style:font-weight-asian="normal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officeooo:rsid="00ca94c2"/>
    </style:style>
    <style:style style:name="T50" style:family="text">
      <style:text-properties officeooo:rsid="00cb45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Обнинский Институт Атомной Энергетики </text:p>
      <text:p text:style-name="P2">НИЯУ МИФИ </text:p>
      <text:p text:style-name="P2">Кафедра Компьютерных систем, сетей и технологий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Отчёт по лабораторной работе №<text:span text:style-name="T7">4</text:span> <text:span text:style-name="T10">по ТПРГ</text:span></text:p>
      <text:p text:style-name="P9">на тему:</text:p>
      <text:p text:style-name="P10"><text:span text:style-name="T1">«</text:span><text:span text:style-name="T4">Торговый терминал</text:span><text:span text:style-name="T3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7">Кругликов А. Д.</text:p>
      <text:p text:style-name="P7">Пастушак Р. Л.</text:p>
      <text:p text:style-name="P8">Донцов М. А.</text:p>
      <text:p text:style-name="P3">Проверил: Тельнов В. П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Обнинск 2014г.</text:p>
      <text:h text:style-name="P23" text:outline-level="1"><text:bookmark-start text:name="__RefHeading__1264_35615229"/>Постановка задачи<text:bookmark-end text:name="__RefHeading__1264_35615229"/></text:h>
      <text:p text:style-name="P11">Выполнить документирование и презентацию программного обеспечения, разработанного и протестированного в Лабораторных работах № 1-3.</text:p>
      <text:p text:style-name="P12">Для этого следует продумать и разработать демонстрационный пример, который максимально полно покажет возможности разработанного ПО.</text:p>
      <text:p text:style-name="P12">Также следует подготовить эксплуатационную документацию для разработанного ПО, которая должна включать не менее трёх позиций <text:s/>из данного ниже списка:</text:p>
      <text:list xml:id="list7763442845165542892" text:style-name="L1">
        <text:list-item>
          <text:p text:style-name="P40">Руководства и инструкции (<text:span text:style-name="T6">User Guide, User Manual)</text:span></text:p>
        </text:list-item>
        <text:list-item>
          <text:p text:style-name="P40">Справки по функциям продукта (<text:span text:style-name="T6">Reference)</text:span></text:p>
        </text:list-item>
        <text:list-item>
          <text:p text:style-name="P40">Ответы на вопросы (<text:span text:style-name="T6">Frequently Asked Questions)</text:span></text:p>
        </text:list-item>
        <text:list-item>
          <text:p text:style-name="P40">Решение известных проблем (<text:span text:style-name="T6">Troubleshooting)</text:span></text:p>
        </text:list-item>
        <text:list-item>
          <text:p text:style-name="P40">Статьи <text:span text:style-name="T6">How-To</text:span></text:p>
        </text:list-item>
      </text:list>
      <text:p text:style-name="P41">Помимо этого необходимо подготовить итоговую презентацию, в которую требуется включить все существующие материалы лабораторных работ № 1-3. Объём презентации — 15-20 слайдов</text:p>
      <text:h text:style-name="P23" text:outline-level="1"><text:bookmark-start text:name="__RefHeading__1266_35615229"/>Руководство пользователя<text:bookmark-end text:name="__RefHeading__1266_35615229"/></text:h>
      <text:p text:style-name="P38">Этот документ представляет собой Руководство пользователя <text:span text:style-name="T9">TradingTerminal. </text:span></text:p>
      <text:p text:style-name="P38">Для успешного использования <text:span text:style-name="T9">TradingTerminal</text:span> пользователям нужно быть знакомым с интерфейсом используемо<text:span text:style-name="T49">го браузера</text:span>, владеть основными приемами работы <text:span text:style-name="T49">с ним</text:span>, уметь работать с <text:span text:style-name="T26">И</text:span>нтернетом.</text:p>
      <text:p text:style-name="P38">Руководство предназначено для следующих целей:</text:p>
      <text:list xml:id="list3291904076009846605" text:style-name="L2">
        <text:list-item>
          <text:p text:style-name="P97">Помочь <text:span text:style-name="T50">развернуть</text:span> <text:span text:style-name="T9">TradingTerminal</text:span>, <text:span text:style-name="T50">настроить</text:span> и использовать программ<text:span text:style-name="T50">ный продукт</text:span>. </text:p>
        </text:list-item>
        <text:list-item>
          <text:p text:style-name="P97">Обеспечить быстрый поиск информации для решения вопросов, связанных с работой <text:span text:style-name="T9">TradingTerminal</text:span>. </text:p>
        </text:list-item>
        <text:list-item>
          <text:p text:style-name="P62">Рассказать о дополнительных источниках информации о программе и способах получения технической поддержки.</text:p>
        </text:list-item>
      </text:list>
      <text:p text:style-name="P35"/>
      <text:h text:style-name="P28" text:outline-level="2">Содержание руководства</text:h>
      <text:table-of-content text:style-name="Sect1" text:name="Оглавление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1264_35615229" text:style-name="Index_20_Link" text:visited-style-name="Index_20_Link">Постановка задачи<text:tab/>2</text:a></text:p>
          <text:p text:style-name="P99"><text:a xlink:type="simple" xlink:href="#__RefHeading__1266_35615229" text:style-name="Index_20_Link" text:visited-style-name="Index_20_Link">Руководство пользователя<text:tab/>3</text:a></text:p>
          <text:p text:style-name="P101"><text:a xlink:type="simple" xlink:href="#__RefHeading__926_35615229" text:style-name="Index_20_Link" text:visited-style-name="Index_20_Link">Функции программного продукта<text:tab/>3</text:a></text:p>
          <text:p text:style-name="P101"><text:a xlink:type="simple" xlink:href="#__RefHeading__928_35615229" text:style-name="Index_20_Link" text:visited-style-name="Index_20_Link">How-To<text:tab/>4</text:a></text:p>
          <text:p text:style-name="P101"><text:a xlink:type="simple" xlink:href="#__RefHeading__930_35615229" text:style-name="Index_20_Link" text:visited-style-name="Index_20_Link">Решение известных проблем (Troubleshooting)<text:tab/>7</text:a></text:p>
          <text:p text:style-name="P101"><text:a xlink:type="simple" xlink:href="#__RefHeading__1268_35615229" text:style-name="Index_20_Link" text:visited-style-name="Index_20_Link">Ответы на вопросы (Frequently Asked Questions)<text:tab/>8</text:a></text:p>
          <text:p text:style-name="P101"><text:a xlink:type="simple" xlink:href="#__RefHeading__934_35615229" text:style-name="Index_20_Link" text:visited-style-name="Index_20_Link">Контактная информация<text:tab/>9</text:a></text:p>
        </text:index-body>
      </text:table-of-content>
      <text:h text:style-name="P28" text:outline-level="2"><text:bookmark-start text:name="__RefHeading__926_35615229"/>Функции программного продукта<text:bookmark-end text:name="__RefHeading__926_35615229"/></text:h>
      <text:list xml:id="list3490708997803400584" text:style-name="L6">
        <text:list-item>
          <text:p text:style-name="P64">Работа с базой данных напрямую из браузера клиента.</text:p>
        </text:list-item>
        <text:list-item>
          <text:p text:style-name="P64">Проведение симуляций работы торгового терминала.</text:p>
        </text:list-item>
        <text:list-item>
          <text:p text:style-name="P64">Просмотр статистики и подробных отчетов о проведенных симуляциях.</text:p>
        </text:list-item>
        <text:list-item>
          <text:p text:style-name="P64">Просмотр списка товаром прямо из браузера.</text:p>
        </text:list-item>
      </text:list>
      <text:p text:style-name="P72"><text:span text:style-name="T36">Также продукт поддерживает ра</text:span><text:span text:style-name="T35">звертывание </text:span><text:span text:style-name="T37">как</text:span><text:span text:style-name="T35"> на облачном сервисе типа PaaS (Платформа как сервис), </text:span><text:span text:style-name="T37">так и на отдельном сервере</text:span></text:p>
      <text:h text:style-name="P31" text:outline-level="2">How-To</text:h>
      <text:list xml:id="list9072593986477604022" text:style-name="L4">
        <text:list-item>
          <text:p text:style-name="P43">Просмотр списка товаров</text:p>
          <text:list>
            <text:list-item>
              <text:p text:style-name="P43"><text:span text:style-name="T30">Откройте «</text:span><text:span text:style-name="T45">Просмотр и редактирование списка товаров</text:span>»</text:p>
            </text:list-item>
            <text:list-item>
              <text:p text:style-name="P75"><text:span text:style-name="T25">Нажмите кнопку «</text:span><text:bookmark text:name="line1"/><text:span text:style-name="T45">Просмотреть список товаров</text:span>»</text:p>
            </text:list-item>
          </text:list>
        </text:list-item>
        <text:list-item>
          <text:p text:style-name="P45">Добавление товара в базу</text:p>
          <text:list>
            <text:list-item>
              <text:p text:style-name="P75"><text:span text:style-name="T24">Откройте «</text:span><text:span text:style-name="T45">Просмотр и редактирование списка товаров</text:span>»</text:p>
            </text:list-item>
            <text:list-item>
              <text:p text:style-name="P75"><text:span text:style-name="T30">Заполните блок полей «</text:span><text:span text:style-name="T45">Добавление нового товара</text:span><text:span text:style-name="T44">»<text:line-break/></text:span><text:span text:style-name="T28">Внимание!</text:span><text:span text:style-name="T34"> Заполнить необходимо все 6 полей, иначе добавить товар не удастся</text:span></text:p>
            </text:list-item>
            <text:list-item>
              <text:p text:style-name="P77">Нажмите кнопку «<text:span text:style-name="T45">Добавить товар</text:span>»</text:p>
            </text:list-item>
          </text:list>
        </text:list-item>
        <text:list-item>
          <text:p text:style-name="P79">Изменение параметров товара</text:p>
          <text:list>
            <text:list-item>
              <text:p text:style-name="P75"><text:span text:style-name="T24">Откройте «</text:span><text:span text:style-name="T45">Просмотр и редактирование списка товаров</text:span>»</text:p>
            </text:list-item>
            <text:list-item>
              <text:p text:style-name="P75"><text:span text:style-name="T34">Заполните блок полей «</text:span><text:span text:style-name="T46">Изменение имеющегося товара</text:span><text:span text:style-name="T31">»</text:span><text:span text:style-name="T34">. </text:span><text:span text:style-name="T32">Если какой-то параметр изменять не нужно, оставьте соответствующее поле пустым (или очистите его, если необходимо). Обратите внимание, что код товара изменить невозможно</text:span></text:p>
            </text:list-item>
            <text:list-item>
              <text:p text:style-name="P81">Нажмите кнопку «<text:span text:style-name="T5">Изменить запись</text:span>»</text:p>
            </text:list-item>
          </text:list>
        </text:list-item>
        <text:list-item>
          <text:p text:style-name="P81">Удаление товара из базы</text:p>
          <text:list>
            <text:list-item>
              <text:p text:style-name="P87"><text:span text:style-name="T24">Откройте «</text:span><text:span text:style-name="T46">Просмотр и редактирование списка товаров</text:span><text:span text:style-name="T31">»</text:span></text:p>
            </text:list-item>
            <text:list-item>
              <text:p text:style-name="P81">Укажите код товара в самом нижнем поле</text:p>
            </text:list-item>
            <text:list-item>
              <text:p text:style-name="P81">Нажмите кнопку «<text:span text:style-name="T45">Удалить</text:span>»</text:p>
            </text:list-item>
          </text:list>
        </text:list-item>
        <text:list-item>
          <text:p text:style-name="P83">Запуск симуляции</text:p>
          <text:list>
            <text:list-item>
              <text:p text:style-name="P75"><text:span text:style-name="T33">Откройте «</text:span><text:span text:style-name="T46">Настройка и запуск моделиро</text:span><text:span text:style-name="T47">в</text:span><text:span text:style-name="T46">ания</text:span><text:span text:style-name="T31">»</text:span></text:p>
            </text:list-item>
            <text:list-item>
              <text:p text:style-name="P83">Введите необходимые параметры симуляции</text:p>
            </text:list-item>
            <text:list-item>
              <text:p text:style-name="P83">Нажмите на кнопку «<text:span text:style-name="T45">Отправить запрос</text:span>»</text:p>
            </text:list-item>
            <text:list-item>
              <text:p text:style-name="P83">Дождитесь результатов симуляции</text:p>
            </text:list-item>
          </text:list>
        </text:list-item>
        <text:list-item>
          <text:p text:style-name="P83">Просмотр результатов симуляции, проведённой ранее</text:p>
          <text:list>
            <text:list-item>
              <text:p text:style-name="P83">Откройте «<text:span text:style-name="T45">Просмотр статистики</text:span>»</text:p>
            </text:list-item>
            <text:list-item>
              <text:p text:style-name="P83">Введите номер интересующей симуляции</text:p>
            </text:list-item>
            <text:list-item>
              <text:p text:style-name="P83">Нажмите на кнопку «<text:span text:style-name="T45">Отправить запрос</text:span>»</text:p>
            </text:list-item>
          </text:list>
        </text:list-item>
        <text:list-item>
          <text:p text:style-name="P85">Развёртывание ПО</text:p>
          <text:list>
            <text:list-item>
              <text:p text:style-name="P85">Установите и настройте контейнер сервлетов (рекомендуется <text:span text:style-name="T8">Apache Tomcat</text:span><text:span text:style-name="T6">)</text:span></text:p>
            </text:list-item>
            <text:list-item>
              <text:p text:style-name="P47">Установите и настройте сервер <text:span text:style-name="T8">MySQL</text:span></text:p>
              <text:list>
                <text:list-item>
                  <text:p text:style-name="P47">Рекомендуется создать отдельного пользователя с правами <text:span text:style-name="T8">SELECT, INSERT, UPDATE, DELETE</text:span></text:p>
                </text:list-item>
                <text:list-item>
                  <text:p text:style-name="P47">Для создания базы данных воспользуйтесь следующим скриптом:</text:p>
                  <text:list>
                    <text:list-item>
                      <text:p text:style-name="P59"><text:span text:style-name="T39">CREATE DATABASE <text:s/>IF NOT EXISTS `tradingterminal` /*!40100 DEFAULT CHARACTER </text:span><text:soft-page-break/><text:span text:style-name="T39">SET utf8 */;</text:span></text:p>
                    </text:list-item>
                    <text:list-item>
                      <text:p text:style-name="P89">USE `tradingterminal`;</text:p>
                    </text:list-item>
                    <text:list-item>
                      <text:p text:style-name="P89"/>
                    </text:list-item>
                    <text:list-item>
                      <text:p text:style-name="P89">DROP TABLE IF EXISTS `products`;</text:p>
                    </text:list-item>
                    <text:list-item>
                      <text:p text:style-name="P89">CREATE TABLE `products` (</text:p>
                    </text:list-item>
                    <text:list-item>
                      <text:p text:style-name="P89"><text:s text:c="2"/>`id` int(10) unsigned NOT NULL AUTO_INCREMENT,</text:p>
                    </text:list-item>
                    <text:list-item>
                      <text:p text:style-name="P89"><text:s text:c="2"/>`code` int(10) unsigned NOT NULL,</text:p>
                    </text:list-item>
                    <text:list-item>
                      <text:p text:style-name="P89"><text:s text:c="2"/>`name` varchar(50) NOT NULL,</text:p>
                    </text:list-item>
                    <text:list-item>
                      <text:p text:style-name="P89"><text:s text:c="2"/>`ispacked` bit(1) NOT NULL,</text:p>
                    </text:list-item>
                    <text:list-item>
                      <text:p text:style-name="P89"><text:s text:c="2"/>`count` float unsigned NOT NULL,</text:p>
                    </text:list-item>
                    <text:list-item>
                      <text:p text:style-name="P89"><text:s text:c="2"/>`cost` float unsigned NOT NULL,</text:p>
                    </text:list-item>
                    <text:list-item>
                      <text:p text:style-name="P89"><text:s text:c="2"/>PRIMARY KEY (`id`),</text:p>
                    </text:list-item>
                    <text:list-item>
                      <text:p text:style-name="P89"><text:s text:c="2"/>UNIQUE KEY `id_UNIQUE` (`id`),</text:p>
                    </text:list-item>
                    <text:list-item>
                      <text:p text:style-name="P89"><text:s text:c="2"/>UNIQUE KEY `code_UNIQUE` (`code`)</text:p>
                    </text:list-item>
                    <text:list-item>
                      <text:p text:style-name="P89">) ENGINE=InnoDB AUTO_INCREMENT=13 DEFAULT CHARSET=utf8;</text:p>
                    </text:list-item>
                    <text:list-item>
                      <text:p text:style-name="P89"/>
                    </text:list-item>
                    <text:list-item>
                      <text:p text:style-name="P89">DROP TABLE IF EXISTS `reports`;</text:p>
                    </text:list-item>
                    <text:list-item>
                      <text:p text:style-name="P89">CREATE TABLE `reports` (</text:p>
                    </text:list-item>
                    <text:list-item>
                      <text:p text:style-name="P89"><text:s text:c="2"/>`id` int(10) unsigned NOT NULL AUTO_INCREMENT,</text:p>
                    </text:list-item>
                    <text:list-item>
                      <text:p text:style-name="P89"><text:s text:c="2"/>`simulationid` int(10) unsigned NOT NULL,</text:p>
                    </text:list-item>
                    <text:list-item>
                      <text:p text:style-name="P89"><text:s text:c="2"/>`buyerid` int(10) unsigned NOT NULL,</text:p>
                    </text:list-item>
                    <text:list-item>
                      <text:p text:style-name="P89"><text:s text:c="2"/>`productcode` int(10) unsigned NOT NULL,</text:p>
                    </text:list-item>
                    <text:list-item>
                      <text:p text:style-name="P89"><text:s text:c="2"/>`name` varchar(50) NOT NULL,</text:p>
                    </text:list-item>
                    <text:list-item>
                      <text:p text:style-name="P89"><text:s text:c="2"/>`count` float NOT NULL,</text:p>
                    </text:list-item>
                    <text:list-item>
                      <text:p text:style-name="P89"><text:s text:c="2"/>`time` time NOT NULL,</text:p>
                    </text:list-item>
                    <text:list-item>
                      <text:p text:style-name="P89"><text:s text:c="2"/>`cost` int(11) NOT NULL,</text:p>
                    </text:list-item>
                    <text:list-item>
                      <text:p text:style-name="P89"><text:s text:c="2"/>PRIMARY KEY (`id`),</text:p>
                    </text:list-item>
                    <text:list-item>
                      <text:p text:style-name="P89"><text:s text:c="2"/>UNIQUE KEY `id_UNIQUE` (`id`),</text:p>
                    </text:list-item>
                    <text:list-item>
                      <text:p text:style-name="P89"><text:s text:c="2"/>KEY `sim` (`simulationid`),</text:p>
                    </text:list-item>
                    <text:list-item>
                      <text:p text:style-name="P89"><text:s text:c="2"/>KEY `tim` (`time`),</text:p>
                    </text:list-item>
                    <text:list-item>
                      <text:p text:style-name="P89"><text:s text:c="2"/>KEY `productkey_idx` (`productcode`),</text:p>
                    </text:list-item>
                    <text:list-item>
                      <text:p text:style-name="P89"><text:s text:c="2"/>CONSTRAINT `simkey` FOREIGN KEY (`simulationid`) REFERENCES `simulations` (`id`)</text:p>
                    </text:list-item>
                    <text:list-item>
                      <text:p text:style-name="P89">) ENGINE=InnoDB DEFAULT CHARSET=utf8;</text:p>
                    </text:list-item>
                    <text:list-item>
                      <text:p text:style-name="P89"/>
                    </text:list-item>
                    <text:list-item>
                      <text:p text:style-name="P89">DROP TABLE IF EXISTS `simulations`;</text:p>
                    </text:list-item>
                    <text:list-item>
                      <text:p text:style-name="P89">CREATE TABLE `simulations` (</text:p>
                    </text:list-item>
                    <text:list-item>
                      <text:p text:style-name="P89"><text:s text:c="2"/>`id` int(10) unsigned NOT NULL AUTO_INCREMENT,</text:p>
                    </text:list-item>
                    <text:list-item>
                      <text:p text:style-name="P89"><text:s text:c="2"/>`peoplecount` int(10) unsigned NOT NULL,</text:p>
                    </text:list-item>
                    <text:list-item>
                      <text:p text:style-name="P89"><text:s text:c="2"/>`goodscount` int(10) unsigned NOT NULL,</text:p>
                    </text:list-item>
                    <text:list-item>
                      <text:p text:style-name="P89"><text:s text:c="2"/>`peoplearrived` int(10) unsigned NOT NULL,</text:p>
                    </text:list-item>
                    <text:list-item>
                      <text:p text:style-name="P89"><text:soft-page-break/><text:s text:c="2"/>`peopleserved` int(10) unsigned NOT NULL,</text:p>
                    </text:list-item>
                    <text:list-item>
                      <text:p text:style-name="P89"><text:s text:c="2"/>`avggoodscount` float unsigned NOT NULL,</text:p>
                    </text:list-item>
                    <text:list-item>
                      <text:p text:style-name="P89"><text:s text:c="2"/>`avgprofit` float unsigned NOT NULL,</text:p>
                    </text:list-item>
                    <text:list-item>
                      <text:p text:style-name="P89"><text:s text:c="2"/>`profit` int(10) unsigned NOT NULL,</text:p>
                    </text:list-item>
                    <text:list-item>
                      <text:p text:style-name="P89"><text:s text:c="2"/>`maxqueue` int(10) unsigned NOT NULL,</text:p>
                    </text:list-item>
                    <text:list-item>
                      <text:p text:style-name="P89"><text:s text:c="2"/>`maxqueuetime` time NOT NULL,</text:p>
                    </text:list-item>
                    <text:list-item>
                      <text:p text:style-name="P89"><text:s text:c="2"/>`iscorrect` bit(1) NOT NULL,</text:p>
                    </text:list-item>
                    <text:list-item>
                      <text:p text:style-name="P89"><text:s text:c="2"/>PRIMARY KEY (`id`),</text:p>
                    </text:list-item>
                    <text:list-item>
                      <text:p text:style-name="P89"><text:s text:c="2"/>UNIQUE KEY `id_UNIQUE` (`id`)</text:p>
                    </text:list-item>
                    <text:list-item>
                      <text:p text:style-name="P89">) ENGINE=InnoDB DEFAULT CHARSET=utf8;</text:p>
                    </text:list-item>
                  </text:list>
                </text:list-item>
              </text:list>
            </text:list-item>
            <text:list-item>
              <text:p text:style-name="P66">Для насройки параметров подключения к БД воспользуйтесь одним из двух способов:</text:p>
              <text:list>
                <text:list-item>
                  <text:p text:style-name="P66">Создайте файл <text:span text:style-name="T8">DBProps.prop</text:span><text:span text:style-name="T6"> </text:span>со следующим содержимым:</text:p>
                  <text:list>
                    <text:list-item>
                      <text:p text:style-name="P89">tradingterminal</text:p>
                    </text:list-item>
                    <text:list-item>
                      <text:p text:style-name="P89"><text:span text:style-name="T6">&lt;address&gt;</text:span>:<text:span text:style-name="T6">&lt;port&gt;</text:span></text:p>
                    </text:list-item>
                    <text:list-item>
                      <text:p text:style-name="P91">&lt;user&gt;</text:p>
                    </text:list-item>
                    <text:list-item>
                      <text:p text:style-name="P91">&lt;password&gt;</text:p>
                    </text:list-item>
                  </text:list>
                </text:list-item>
                <text:list-item>
                  <text:p text:style-name="P68">Замените поля <text:span text:style-name="T42">&lt;address&gt;, &lt;port&gt;, &lt;user&gt;, &lt;password&gt; </text:span>требуемыми значениями<text:line-break/>Файл необходимо сохранить в папке <text:span text:style-name="T6">bin (</text:span>для <text:span text:style-name="T8">Apache Tomcat</text:span><text:span text:style-name="T6">) </text:span>либо <text:s/>в папке конфигурации домена (для <text:span text:style-name="T8">GlassFish</text:span><text:span text:style-name="T6">)</text:span></text:p>
                </text:list-item>
                <text:list-item>
                  <text:p text:style-name="P68">Также вы можете воспользоваться специальной страницей настройки, которую можно скачать по адресу: <text:a xlink:type="simple" xlink:href="https://github.com/DirectoriX/TPRG-TradingTerminal/blob/master/setup.html"><text:span text:style-name="T43">https://github.com/DirectoriX/TPRG-TradingTerminal/blob/master/setup.html</text:span></text:a><text:span text:style-name="T43"><text:line-break/>Перед использованием необходимо отредактировать исходный код страницы, заменив </text:span><text:span text:style-name="T40">localhost</text:span><text:span text:style-name="T41">:</text:span><text:span text:style-name="T40">8080</text:span><text:span text:style-name="T43"> на актуальные адрес и порт.<text:line-break/>Обратите внимание, что для отправки запроса сервлет уже должен быть запущен, а после сохранения парамеров требуется перезапустить сервлет (или контейнер сервлетов)</text:span></text:p>
                </text:list-item>
              </text:list>
            </text:list-item>
            <text:list-item>
              <text:p text:style-name="P70">Запустите сервлет</text:p>
            </text:list-item>
            <text:list-item>
              <text:p text:style-name="P71"><text:span text:style-name="T37">Проверьте настройки подключения, просмотрев список товаров (см. выше)</text:span></text:p>
            </text:list-item>
          </text:list>
        </text:list-item>
      </text:list>
      <text:h text:style-name="P29" text:outline-level="2"/>
      <text:h text:style-name="P32" text:outline-level="2"><text:bookmark-start text:name="__RefHeading__930_35615229"/>Решение известных проблем (<text:span text:style-name="T6">Troubleshooting)</text:span><text:bookmark-end text:name="__RefHeading__930_35615229"/></text:h>
      <text:list xml:id="list70036782160404" text:continue-numbering="true" text:style-name="L4">
        <text:list-item>
          <text:p text:style-name="P61">Симуляция остановилась и не идёт<text:line-break/>Прежде чем предпринимать какие-либо действия, подождите минуту. Возможно, сервер очень нагружен, и симуляция на самом деле идёт, но очень медленно. Если по прошествии минуты симуляция не идёт (числовое значение не изменяется), то с большой долей вероятности можно утверждать, что симуляция зависла. Для решения этой проблемы проделайте следующее:</text:p>
          <text:list>
            <text:list-item>
              <text:p text:style-name="P61">Откройте главное меню программы</text:p>
            </text:list-item>
            <text:list-item>
              <text:p text:style-name="P74"><text:span text:style-name="T23">Выберите «</text:span><text:span text:style-name="T11">Настройка и запуск моделиро</text:span><text:span text:style-name="T23">в</text:span><text:span text:style-name="T11">ания»<text:line-break/></text:span><text:span text:style-name="T15">Внимание! Следующий шаг прервёт все симуляции, выполняющийся в данный момент</text:span></text:p>
            </text:list-item>
            <text:list-item>
              <text:p text:style-name="P49">Нажмите «Исправить зависшие симуляции»</text:p>
            </text:list-item>
          </text:list>
        </text:list-item>
        <text:list-item>
          <text:p text:style-name="P51">Сообщения о некорректном параметре появляется вновь сразу же после закрытия<text:line-break/>С данной проблемой чаще всего сталкиваются пользователи <text:span text:style-name="T8">Mozilla Firefox</text:span><text:span text:style-name="T6">. </text:span>Характерной причиной является использование клавиши <text:span text:style-name="T6">&lt;Enter&gt; </text:span>для закрытия всплывающего окна. Для решения данной проблемы проделайте следующее:</text:p>
          <text:list>
            <text:list-item>
              <text:p text:style-name="P51">Закройте всплывающее окно с помощью мыши</text:p>
            </text:list-item>
          </text:list>
        </text:list-item>
        <text:list-item>
          <text:p text:style-name="P74">Всплывающие сообщения об ошибке появляются при вводе цифр<text:line-break/>Такое поведение характерно для случаев, когда в одном из полей ввода есть нецифровой символ. Для решения данной проблемы сделайте одно из двух:</text:p>
          <text:list>
            <text:list-item>
              <text:p text:style-name="P53">Проверьте <text:span text:style-name="T45">все</text:span><text:span text:style-name="T48"> поля на наличие нецифровых символов. Особое внимание уделите невидимым символам — пробелам и табуляциям</text:span></text:p>
            </text:list-item>
            <text:list-item>
              <text:p text:style-name="P53">Обновите страницу</text:p>
            </text:list-item>
          </text:list>
        </text:list-item>
        <text:list-item>
          <text:p text:style-name="P55">Появляется сообщение об ошибке подключения к базе данных<text:line-break/>Данная ошибка чаще всего возникает из-за проблем подключения контейнера сервлетов к базе данных. Обратитесь к администратору</text:p>
        </text:list-item>
        <text:list-item>
          <text:p text:style-name="P57">Не удаётся обновить информацию о товаре<text:line-break/>Данная проблема вызвана ошибками сервера базы данных и обычно крайне редка и проявляется лишь для небольшого числа товаров. Для решения этой проблемы необходимо проделать следующее:</text:p>
          <text:list>
            <text:list-item>
              <text:p text:style-name="P57">Удалите товар и создайте заново с требуемыми параметрами</text:p>
            </text:list-item>
          </text:list>
        </text:list-item>
        <text:list-item>
          <text:p text:style-name="P57">Не удаётся добавлять/удалять/редактировать товары и проводить симуляции, но можно смотреть список товаров и отчёты проведённых симуляций<text:line-break/>Чтобы решить эту проблему, обратитесь к администратору с просьбой выполнить следующее:</text:p>
          <text:list>
            <text:list-item>
              <text:p text:style-name="P57">Проверить, не достигли ли поля <text:span text:style-name="T6">id </text:span>своих максимальных значений. В этом случае придётся создавать новую БД</text:p>
            </text:list-item>
            <text:list-item>
              <text:p text:style-name="P57">Проверить права пользователя, под учётной записью которого <text:span text:style-name="T6">TradingTerminal </text:span>подключается к БД. Данная учётная запись должна иметь разрешение на операции <text:span text:style-name="T8">SELECT, INSERT, UPDATE, DELETE</text:span></text:p>
            </text:list-item>
          </text:list>
        </text:list-item>
      </text:list>
      <text:h text:style-name="P25" text:outline-level="2"><text:bookmark-start text:name="__RefHeading__1268_35615229"/><text:soft-page-break/>Ответы на вопросы (Frequently Asked Questions)<text:bookmark-end text:name="__RefHeading__1268_35615229"/></text:h>
      <text:p text:style-name="P13"><text:span text:style-name="T8">Q.</text:span><text:span text:style-name="T6"> </text:span><text:span text:style-name="T11">Как запустить симуляцию?</text:span></text:p>
      <text:p text:style-name="P14"><text:span text:style-name="T14">A.</text:span><text:span text:style-name="T12"> Выберит</text:span><text:span text:style-name="T16">е</text:span><text:span text:style-name="T12"> «</text:span><text:span text:style-name="T11">Настройка и запуск </text:span><text:span text:style-name="T17">моделирования</text:span><text:span text:style-name="T11">», </text:span><text:span text:style-name="T12">введите желаемые параметры и нажмите на кнопку «Отправить запрос»</text:span></text:p>
      <text:p text:style-name="P16"/>
      <text:p text:style-name="P13"><text:span text:style-name="T8">Q.</text:span><text:span text:style-name="T6"> </text:span><text:span text:style-name="T16">Как остановить/поставить симуляцию на паузу?</text:span></text:p>
      <text:p text:style-name="P15"><text:span text:style-name="T13">A.</text:span><text:span text:style-name="T11"> </text:span><text:span text:style-name="T16">Никак</text:span></text:p>
      <text:p text:style-name="P17"/>
      <text:p text:style-name="P13"><text:span text:style-name="T8">Q.</text:span><text:span text:style-name="T6"> </text:span><text:span text:style-name="T17">Сколько симуляций можно запустить одновременно?</text:span></text:p>
      <text:p text:style-name="P15"><text:span text:style-name="T13">A.</text:span><text:span text:style-name="T11"> </text:span><text:span text:style-name="T17">Это зависит от характеристик сервера, на котором развёрнуто приложение. Рекомендуется не более 5-и одновременно работающих симуляций</text:span></text:p>
      <text:p text:style-name="P18"/>
      <text:p text:style-name="P13"><text:span text:style-name="T8">Q.</text:span><text:span text:style-name="T6"> </text:span><text:span text:style-name="T18">Сколько времени выполняется симуляция?</text:span></text:p>
      <text:p text:style-name="P15"><text:span text:style-name="T13">A.</text:span><text:span text:style-name="T11"> </text:span><text:span text:style-name="T18">Зависит от мощности сервера, количества работающих симуляций и настроек</text:span></text:p>
      <text:p text:style-name="P19"/>
      <text:p text:style-name="P13"><text:span text:style-name="T8">Q.</text:span><text:span text:style-name="T6"> </text:span><text:span text:style-name="T18">Как добавить новый товар в список доступных?</text:span></text:p>
      <text:p text:style-name="P14"><text:span text:style-name="T14">A.</text:span><text:span text:style-name="T12"> </text:span><text:span text:style-name="T18">Выберите «Просмотр и редактирование списка товаров», введите нужные параметры в верхнюю группу полей и нажмите «Добавить товар»</text:span></text:p>
      <text:p text:style-name="P19"/>
      <text:p text:style-name="P13"><text:span text:style-name="T8">Q.</text:span><text:span text:style-name="T6"> </text:span><text:span text:style-name="T18">Как изменить код товара?</text:span></text:p>
      <text:p text:style-name="P15"><text:span text:style-name="T13">A.</text:span><text:span text:style-name="T11"> </text:span><text:span text:style-name="T18">К сожалению, такая функция недоступна</text:span></text:p>
      <text:p text:style-name="P19"/>
      <text:p text:style-name="P13"><text:span text:style-name="T8">Q.</text:span><text:span text:style-name="T6"> </text:span><text:span text:style-name="T18">Я ввёл в числовое поле не только цифры, как мне всё починить?</text:span></text:p>
      <text:p text:style-name="P15"><text:span text:style-name="T13">A.</text:span><text:span text:style-name="T11"> </text:span><text:span text:style-name="T18">Программный продукт устойчив к ошибкам такого рода, ничего чинить не нужно</text:span></text:p>
      <text:p text:style-name="P19"/>
      <text:p text:style-name="P13"><text:span text:style-name="T8">Q.</text:span><text:span text:style-name="T6"> </text:span><text:span text:style-name="T18">Как сохранить отчёт на компьютер?</text:span></text:p>
      <text:p text:style-name="P15"><text:span text:style-name="T13">A.</text:span><text:span text:style-name="T11"> </text:span><text:span text:style-name="T18">Сохраните страницу с отчётом средствами вашего браузера ( </text:span><text:span text:style-name="T29">&lt;Ctrl&gt; + &lt;S&gt; )</text:span></text:p>
      <text:p text:style-name="P15"/>
      <text:p text:style-name="P13"><text:span text:style-name="T8">Q.</text:span><text:span text:style-name="T6"> </text:span><text:span text:style-name="T19">Сколько товаров может быть в базе?</text:span></text:p>
      <text:p text:style-name="P15"><text:span text:style-name="T13">A.</text:span><text:span text:style-name="T11"> </text:span><text:span text:style-name="T19">Практически неограниченное количество, гораздо больше 50000</text:span></text:p>
      <text:p text:style-name="P20"/>
      <text:p text:style-name="P13"><text:span text:style-name="T8">Q.</text:span><text:span text:style-name="T6"> </text:span><text:span text:style-name="T20">Я запустил симуляцию и нажал «Назад». Как мне узнать её номер?</text:span></text:p>
      <text:p text:style-name="P15"><text:span text:style-name="T13">A.</text:span><text:span text:style-name="T11"> </text:span><text:span text:style-name="T20">Напрямую — никак. Либо перебором номеров, либо запустить ещё одну симуляцию, посмотреть её номер и открыть отчёт для симуляции, номер которой меньше на 1</text:span></text:p>
      <text:p text:style-name="P21">Примечание: если одновременно работают несколько пользователей, то, возможно, надо брать номер меньше не на 1, а на 2, 3 и т. д.</text:p>
      <text:h text:style-name="P27" text:outline-level="2"><text:bookmark-start text:name="__RefHeading__934_35615229"/><text:soft-page-break/><text:span text:style-name="T21">К</text:span><text:span text:style-name="T11">онтактная информация</text:span><text:bookmark-end text:name="__RefHeading__934_35615229"/></text:h>
      <text:p text:style-name="P95"><text:span text:style-name="T27">Д</text:span><text:span text:style-name="T11">ля получения дополнительной информации о продукте посетите </text:span><text:a xlink:type="simple" xlink:href="http://kramer98489.cloudapp.net/"><text:span text:style-name="T6">http://kramer98489.cloudapp.ne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ru" fo:country="RU" fo:font-weight="normal" officeooo:rsid="00bf695e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OK" style:family="paragraph" style:parent-style-name="Standard" style:class="text">
      <style:text-properties fo:language="en" fo:country="US" officeooo:rsid="001b65f2"/>
    </style:style>
    <style:style style:name="Source" style:family="paragraph" style:parent-style-name="Standard" style:master-page-name="">
      <style:paragraph-properties fo:margin-left="0cm" fo:margin-right="0cm" fo:text-indent="0cm" style:auto-text-indent="false" style:page-number="auto" fo:background-color="transparent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style:font-name="DejaVu Serif1" fo:font-family="'DejaVu Serif'" style:font-family-generic="roman" style:font-pitch="variable" fo:font-style="italic"/>
    </style:style>
    <style:style style:name="Bold" style:family="text">
      <style:text-properties style:font-name="DejaVu Serif1" fo:font-family="'DejaVu Serif'" style:font-family-generic="roman" style:font-pitch="variabl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6-05T07:00:36.637000000</dc:date>
    <dc:creator>Михаил Донцов</dc:creator>
    <meta:editing-duration>PT16H8M5S</meta:editing-duration>
    <meta:editing-cycles>171</meta:editing-cycles>
    <meta:generator>LibreOffice/4.1.5.3$Windows_x86 LibreOffice_project/1c1366bba2ba2b554cd2ca4d87c06da81c05d24</meta:generator>
    <meta:document-statistic meta:table-count="0" meta:image-count="0" meta:object-count="0" meta:page-count="9" meta:paragraph-count="171" meta:word-count="1368" meta:character-count="10255" meta:non-whitespace-character-count="8991"/>
  </office:meta>
</office:document-meta>
</file>